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3576346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1" style:family="table-row">
      <style:table-row-properties style:min-row-height="2.669cm"/>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1" style:family="table-row">
      <style:table-row-properties style:min-row-height="3.11cm"/>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1" style:family="table-row">
      <style:table-row-properties style:min-row-height="9.613cm"/>
    </style:style>
    <style:style style:name="Table4.A1" style:family="table-cell">
      <style:table-cell-properties fo:padding="0.097cm" fo:border="0.05pt solid #000000"/>
    </style:style>
    <style:style style:name="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10a692" officeooo:paragraph-rsid="0010a692"/>
    </style:style>
    <style:style style:name="P8" style:family="paragraph" style:parent-style-name="Table_20_Contents">
      <style:paragraph-properties fo:text-align="start" style:justify-single-word="false"/>
      <style:text-properties officeooo:rsid="0013c968" officeooo:paragraph-rsid="0013c968"/>
    </style:style>
    <style:style style:name="P9"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10" style:family="paragraph" style:parent-style-name="Table_20_Contents">
      <style:paragraph-properties fo:text-align="start" style:justify-single-word="false"/>
      <style:text-properties officeooo:rsid="00115cbe" officeooo:paragraph-rsid="00115cbe"/>
    </style:style>
    <style:style style:name="P11" style:family="paragraph" style:parent-style-name="Table_20_Contents">
      <style:paragraph-properties fo:text-align="start" style:justify-single-word="false"/>
      <style:text-properties officeooo:rsid="00133e9b" officeooo:paragraph-rsid="00133e9b"/>
    </style:style>
    <style:style style:name="P12" style:family="paragraph" style:parent-style-name="Table_20_Contents">
      <style:paragraph-properties fo:text-align="start" style:justify-single-word="false"/>
      <style:text-properties officeooo:rsid="0014cb0b" officeooo:paragraph-rsid="0014cb0b"/>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10a692"/>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9"><draw:frame draw:style-name="fr1" draw:name="graphics1" text:anchor-type="paragraph" svg:width="17.709cm" svg:height="1.113cm" draw:z-index="0"><draw:image xlink:href="Pictures/100002010000041A000000423576346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dulo 2. Sesión 4. Comunicación entre procesos utilizando cauce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José Antonio Medina García</text:p>
          </table:table-cell>
        </table:table-row>
      </table:table>
      <text:p text:style-name="Standard"/>
      <text:p text:style-name="P4">a) Cuestionario de actitud frente al trabajo.</text:p>
      <text:p text:style-name="Standard">El tiempo que he dedicado a la preparación de la sesión antes de asistir al laboratorio ha sido de <text:span text:style-name="T3">10</text:span> minutos.</text:p>
      <text:p text:style-name="Standard">1. He resuelto todas las dudas que tenía antes de iniciar la sesión de prácticas: …...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text:soft-page-break/>b) Cuestionario de conocimientos adquiridos.</text:p>
      <text:p text:style-name="Standard">Mi solución al <text:span text:style-name="T2">ejercicio 1</text:span> ha sido:</text:p>
      <table:table table:name="Table9" table:style-name="Table9">
        <table:table-column table:style-name="Table9.A"/>
        <table:table-row table:style-name="Table9.1">
          <table:table-cell table:style-name="Table9.A1" office:value-type="string">
            <text:p text:style-name="P10">Para ejecutar el problema del productor/consumidor antes hay que ejecutar el programa del consumidor para que cree el FIFO y esté a la espera de recibir alguna cadena por parte del productor. El proceso consumidor terminará cuando se le envíe la cadena fin.</text:p>
          </table:table-cell>
        </table:table-row>
      </table:table>
      <text:p text:style-name="Standard"/>
      <text:p text:style-name="Standard">Mi solución a la <text:span text:style-name="T2">ejercicio 2</text:span> ha sido:</text:p>
      <table:table table:name="Table10" table:style-name="Table10">
        <table:table-column table:style-name="Table10.A"/>
        <table:table-row table:style-name="Table10.1">
          <table:table-cell table:style-name="Table10.A1" office:value-type="string">
            <text:p text:style-name="P11">Se crea un pipe sin nombre a través de la llamada al sistema pipe(). Después se crea un proceso hijo al que se le cierra la entrada del pipe (0) y escribe por salida del pipe el mensaje guardado en mensaje[]. Al proceso padre se le aplica la inversa, se le cierra la salida del pipe pero se deja abierta su entrada, por lo cual el padre recibe el mensaje del hijo mediante el pipe y después muestra el resultado y los bytes recibidos.</text:p>
          </table:table-cell>
        </table:table-row>
      </table:table>
      <text:p text:style-name="Standard"/>
      <text:p text:style-name="Standard">Mi solución a la <text:span text:style-name="T2">ejercicio 4</text:span> ha sido:</text:p>
      <table:table table:name="Table12" table:style-name="Table12">
        <table:table-column table:style-name="Table12.A"/>
        <table:table-row>
          <table:table-cell table:style-name="Table12.A1" office:value-type="string">
            <text:p text:style-name="P8">En este caso, a diferencia del anterior ejercicio, lo que tenemos es que hacemos directamente el cambio de la salida estándar en el proceso hijo y cambiamos directamente la entrada estándar en el proceso padre con la función dup2.</text:p>
          </table:table-cell>
        </table:table-row>
      </table:table>
      <text:p text:style-name="Standard"/>
      <text:p text:style-name="Standard">Mi solución a la <text:span text:style-name="T2">ejercicio 5</text:span> ha sido:</text:p>
      <table:table table:name="Table4" table:style-name="Table4">
        <table:table-column table:style-name="Table4.A"/>
        <table:table-row table:style-name="Table4.1">
          <table:table-cell table:style-name="Table4.A1" office:value-type="string">
            <text:p text:style-name="P12">#include&lt;sys/types.h&gt;<text:line-break/>#include&lt;fcntl.h&gt;<text:line-break/>#include&lt;unistd.h&gt;<text:line-break/>#include&lt;stdio.h&gt;<text:line-break/>#include&lt;stdlib.h&gt;<text:line-break/>#include&lt;errno.h&gt;</text:p>
            <text:p text:style-name="P12">int main (int argc, char * argv[]){<text:line-break/><text:tab/>int fdEsclavo1, fdEsclavo2;<text:tab/>// Descriptores para el pipe1 u pipe2<text:line-break/><text:tab/>if (argc!=3){<text:line-break/><text:tab/><text:tab/>printf ("Introduce el intervalo al que buscar los numeros primos\n");<text:line-break/><text:tab/><text:tab/>exit(-1);<text:line-break/><text:tab/>}<text:line-break/><text:tab/>mkfifo("EsclavoFIFO1",0666);<text:line-break/><text:tab/>mkfifo("EsclavoFIFO2",0666);<text:line-break/><text:tab/>if ((fdEsclavo1=open("EsclavoFIFO1", O_RDWR))&lt;0){<text:line-break/><text:tab/><text:tab/>printf("No se ha podido abrir el FIFO del esclavo 1\n");<text:line-break/><text:tab/><text:tab/>exit(-1);<text:line-break/><text:tab/>}<text:line-break/><text:tab/>if ((fdEsclavo2=open("EsclavoFIFO2", O_RDWR))&lt;0){<text:line-break/><text:tab/><text:tab/>printf("No se ha podido abrir el FIFO del esclavo 2\n");<text:line-break/><text:tab/><text:tab/>exit(-1);<text:line-break/><text:tab/>}<text:line-break/><text:tab/><text:line-break/><text:soft-page-break/><text:tab/>int mitad;<text:line-break/><text:tab/>mitad = ((atoi(argv[1])+atoi(argv[2]))/2);<text:line-break/><text:tab/>int i;<text:line-break/><text:tab/>pid_t pid_esclavos[2], pid;<text:line-break/><text:tab/>for (i = 0; i&lt;2; i++){<text:line-break/><text:tab/><text:tab/>if ((pid=fork())==0){<text:line-break/><text:tab/><text:tab/><text:tab/>pid_esclavos[i]=getpid();<text:line-break/><text:tab/><text:tab/>}<text:line-break/><text:tab/>}<text:line-break/><text:tab/>if (pid==0){<text:line-break/><text:tab/><text:tab/>if (pid_esclavos[0]==getpid()){<text:line-break/><text:tab/><text:tab/><text:tab/>if (execl("./esclavo", "./esclavo", argv[1], (char *) mitad, "1" , NULL)&lt;0){<text:line-break/><text:tab/><text:tab/><text:tab/><text:tab/>printf("No se ha podido ejecutar el esclavo 1\n");<text:line-break/><text:tab/><text:tab/><text:tab/><text:tab/>exit(-1);<text:line-break/><text:tab/><text:tab/><text:tab/>}<text:line-break/><text:tab/><text:tab/>}<text:line-break/><text:tab/><text:tab/>if (pid_esclavos[1]==getpid()){<text:line-break/><text:tab/><text:tab/><text:tab/>if (execl("./esclavo", "./esclavo", (char *) (mitad), argv[2], "2", NULL)&lt;0){<text:line-break/><text:tab/><text:tab/><text:tab/><text:tab/>printf("No se ha podido ejecutar el esclavo 2\n");<text:line-break/><text:tab/><text:tab/><text:tab/><text:tab/>exit(-1);<text:line-break/><text:tab/><text:tab/><text:tab/>}<text:line-break/><text:tab/><text:tab/>}<text:line-break/><text:tab/>}<text:line-break/><text:tab/>wait();<text:line-break/><text:tab/>wait();<text:line-break/><text:tab/>unlink("EsclavoFIFO1");<text:line-break/><text:tab/>unlink("EsclavoFIFO2");<text:line-break/>}</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Módulo 2 - Sesión 4. Comunicación entre procesos utilizando cauces</text:span><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creation-date>2011-10-05T09:46:35</meta:creation-date>
    <dc:date>2014-12-05T21:13:51.767037072</dc:date>
    <meta:print-date>2011-10-06T10:39:21</meta:print-date>
    <meta:editing-cycles>188</meta:editing-cycles>
    <meta:editing-duration>PT21H59M41S</meta:editing-duration>
    <meta:document-statistic meta:table-count="10" meta:image-count="1" meta:object-count="0" meta:page-count="3" meta:paragraph-count="22" meta:word-count="462" meta:character-count="3126" meta:non-whitespace-character-count="2598"/>
    <meta:user-defined meta:name="Información 1"/>
    <meta:user-defined meta:name="Información 2"/>
    <meta:user-defined meta:name="Información 3"/>
    <meta:user-defined meta:name="Información 4"/>
  </office:meta>
</office:document-meta>
</file>